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9e1fc" draw:textarea-horizontal-align="justify" draw:textarea-vertical-align="middle" draw:auto-grow-height="false" fo:min-height="1.75cm" fo:min-width="3.5cm"/>
      <style:paragraph-properties style:writing-mode="lr-tb"/>
    </style:style>
    <style:style style:name="gr2" style:family="graphic" style:parent-style-name="objectwithoutfill">
      <style:graphic-properties svg:stroke-width="0.1cm" draw:marker-start-width="0.35cm" draw:marker-end="Arrow" draw:marker-end-width="0.4cm" draw:fill="solid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="Arrow" draw:marker-start-width="0.4cm" draw:marker-end-width="0.35cm" draw:fill="solid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="solid" draw:fill-color="#c9e1fc" draw:textarea-horizontal-align="justify" draw:textarea-vertical-align="middle" draw:auto-grow-height="false" fo:min-height="1.85cm" fo:min-width="2.8cm"/>
      <style:paragraph-properties style:writing-mode="lr-tb"/>
    </style:style>
    <style:style style:name="gr5" style:family="graphic" style:parent-style-name="standard">
      <style:graphic-properties draw:stroke="none" draw:fill="none" fo:min-height="0.65cm"/>
      <style:paragraph-properties style:writing-mode="lr-tb"/>
    </style:style>
    <style:style style:name="gr6" style:family="graphic" style:parent-style-name="standard">
      <style:graphic-properties draw:stroke="none" draw:fill="none" fo:min-height="1.42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9e1fc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cm" svg:height="2cm" svg:x="4.7cm" svg:y="10.3cm">
          <text:p text:style-name="P1">Robo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2cm" svg:x="12.1cm" svg:y="10.3cm">
          <text:p text:style-name="P1">Environment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7cm" svg:y1="11.3cm" svg:x2="12.1cm" svg:y2="11.3cm">
          <text:p/>
        </draw:line>
        <draw:polyline draw:style-name="gr3" draw:text-style-name="P3" draw:layer="layout" svg:width="16.099cm" svg:height="1.999cm" draw:transform="rotate (-3.14159265358979) translate (18.6cm 13.3cm)" svg:viewBox="0 0 16100 2000" draw:points="13900,2000 16100,2000 16100,0 0,100 0,2000 2500,2000">
          <text:p/>
        </draw:polyline>
        <draw:custom-shape draw:style-name="gr4" draw:text-style-name="P2" draw:layer="layout" svg:width="3.3cm" svg:height="2.1cm" svg:x="4.7cm" svg:y="7.7cm">
          <text:p text:style-name="P1">Robot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3cm" svg:height="2.1cm" svg:x="12cm" svg:y="7.7cm">
          <text:p text:style-name="P1">Robot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691cm" svg:height="0.962cm" svg:x="9.109cm" svg:y="10.3cm">
          <draw:text-box>
            <text:p>Action</text:p>
          </draw:text-box>
        </draw:frame>
        <draw:frame draw:style-name="gr6" draw:text-style-name="P4" draw:layer="layout" svg:width="8.49cm" svg:height="1.673cm" svg:x="8.31cm" svg:y="13.3cm">
          <draw:text-box>
            <text:p>Sensory inpu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6-05T13:56:14.376484583</meta:creation-date>
    <dc:date>2020-06-05T17:06:46.706371535</dc:date>
    <meta:editing-duration>PT6M13S</meta:editing-duration>
    <meta:editing-cycles>2</meta:editing-cycles>
    <meta:generator>LibreOffice/6.4.2.2$Linux_X86_64 LibreOffice_project/40$Build-2</meta:generator>
    <meta:document-statistic meta:object-count="8"/>
  </office:meta>
</office:document-meta>
</file>